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11cm" style:use-optimal-column-width="false" fo:break-before="auto"/>
    </style:style>
    <style:style style:family="table-column" style:name="co3">
      <style:table-column-properties style:column-width="1.561cm" style:use-optimal-column-width="false" fo:break-before="auto"/>
    </style:style>
    <style:style style:family="table-column" style:name="co4">
      <style:table-column-properties style:column-width="1.217cm" style:use-optimal-column-width="false" fo:break-before="auto"/>
    </style:style>
    <style:style style:family="table-column" style:name="co5">
      <style:table-column-properties style:column-width="5.107cm" style:use-optimal-column-width="false" fo:break-before="auto"/>
    </style:style>
    <style:style style:family="table-column" style:name="co6">
      <style:table-column-properties style:column-width="1.588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0.688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1.138cm" style:use-optimal-column-width="false" fo:break-before="auto"/>
    </style:style>
    <style:style style:family="table-column" style:name="co11">
      <style:table-column-properties style:column-width="1.244cm" style:use-optimal-column-width="false" fo:break-before="auto"/>
    </style:style>
    <style:style style:family="table-column" style:name="co12">
      <style:table-column-properties style:column-width="1.376cm" style:use-optimal-column-width="false" fo:break-before="auto"/>
    </style:style>
    <style:style style:family="table-column" style:name="co13">
      <style:table-column-properties style:column-width="1.508cm" style:use-optimal-column-width="false" fo:break-before="auto"/>
    </style:style>
    <style:style style:family="table-column" style:name="co14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5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5pt" style:use-optimal-row-height="false" fo:break-before="auto"/>
    </style:style>
    <style:style style:family="table-row" style:name="ro120">
      <style:table-row-properties style:row-height="13.45pt" style:use-optimal-row-height="false" fo:break-before="auto"/>
    </style:style>
    <style:style style:family="table-row" style:name="ro121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style-name="co13" table:default-cell-style-name="ce4"/>
        <table:table-column table:number-columns-repeated="100" table:style-name="co1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formula="of:=SUM([.E$1:.E$1048576])*24" office:value-type="float" office:value="190.29555555555555">
            <text:p>190.29555555555555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5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6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7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8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9">Mudando Template de e-mail</text:span></text:p>
          </table:table-cell>
          <table:table-cell table:style-name="ce6" table:formula="of:=[.C115]-[.B115]" office:value-type="time" office:time-value="PT00H50M00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6" office:value-type="time" office:time-value="PT20H05M00S"/>
          <table:table-cell table:style-name="ce6" office:value-type="time" office:time-value="PT23H55M00S"/>
          <table:table-cell office:value-type="string">
            <text:p><text:span text:style-name="T120">Diversas correções de bug</text:span></text:p>
          </table:table-cell>
          <table:table-cell table:style-name="ce6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6" office:value-type="time" office:time-value="PT12H19M59S"/>
          <table:table-cell table:style-name="ce6" office:value-type="time" office:time-value="PT13H00M00S"/>
          <table:table-cell office:value-type="string">
            <text:p><text:span text:style-name="T121">Update produção</text:span></text:p>
          </table:table-cell>
          <table:table-cell table:style-name="ce6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10" office:value-type="date" office:date-value="2022-07-13"/>
          <table:table-cell table:style-name="ce11" office:value-type="time" office:time-value="PT15H00M00S"/>
          <table:table-cell table:number-columns-repeated="2"/>
          <table:table-cell table:style-name="ce6"/>
          <table:table-cell table:number-columns-repeated="1024"/>
        </table:table-row>
        <table:table-row table:style-name="ro120">
          <table:table-cell table:number-columns-repeated="4"/>
          <table:table-cell table:style-name="ce6"/>
          <table:table-cell table:number-columns-repeated="1024"/>
        </table:table-row>
        <table:table-row table:style-name="ro1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50.42cm" fo:min-height="50.42cm"/>
      </style:header-style>
      <style:footer-style>
        <style:header-footer-properties svg:height="50.42cm" fo:min-height="50.4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